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Times New Roman"/>
    </style:style>
    <style:style style:name="P3" style:parent-style-name="Normal" style:family="paragraph">
      <style:text-properties style:font-name="Times New Roman" fo:font-weight="bold" style:font-weight-asian="bold"/>
    </style:style>
    <style:style style:name="P4" style:parent-style-name="Normal" style:family="paragraph">
      <style:text-properties style:font-name="Times New Roman"/>
    </style:style>
    <style:style style:name="P5" style:parent-style-name="Normal" style:family="paragraph">
      <style:text-properties style:font-name="Times New Roman"/>
    </style:style>
    <style:style style:name="P6" style:parent-style-name="Normal" style:family="paragraph">
      <style:text-properties style:font-name="Times New Roman"/>
    </style:style>
    <style:style style:name="P7" style:parent-style-name="Normal" style:family="paragraph">
      <style:text-properties style:font-name="Times New Roman" fo:font-weight="bold" style:font-weight-asian="bold"/>
    </style:style>
    <style:style style:name="P8" style:parent-style-name="Normal" style:family="paragraph">
      <style:text-properties style:font-name="Times New Roman"/>
    </style:style>
    <style:style style:name="P9" style:parent-style-name="Normal" style:family="paragraph">
      <style:text-properties style:font-name="Times New Roman"/>
    </style:style>
  </office:automatic-styles>
  <office:body>
    <office:text text:use-soft-page-breaks="true">
      <text:p text:style-name="P1">Vérifier le nombre de points de NBI selon la catégorie du bénéficiaire</text:p>
      <text:p text:style-name="P2"/>
      <text:p text:style-name="P3">Rappel de la règle <text:s text:c="2"/></text:p>
      <text:p text:style-name="P4">Le cumul de plusieurs NBI n’est pas possible.</text:p>
      <text:p text:style-name="P5">Lorsqu’un fonctionnaire remplit les<text:s/>conditions pour percevoir une bonification à plus d’un titre en application des décrets n°2006-779 et 2006-780 du 3 juillet 2006, il ne perçoit qu’une NBI, celle dont le montant de points majorés est le plus élevé.</text:p>
      <text:p text:style-name="P6"/>
      <text:p text:style-name="P7">Données produites</text:p>
      <text:p text:style-name="P8">L’absence de cumul est<text:s/>automatiquement vérifiée, par ce test entièrement automatisé.</text:p>
      <text:p text:style-name="P9">Les éventuels cas de cumuls sont signalé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, Fabrice</meta:initial-creator>
    <dc:creator>Nicol, Fabrice</dc:creator>
    <meta:creation-date>2018-04-09T13:45:00Z</meta:creation-date>
    <dc:date>2018-06-01T14:30:00Z</dc:date>
    <meta:template xlink:href="Normal" xlink:type="simple"/>
    <meta:editing-cycles>2</meta:editing-cycles>
    <meta:editing-duration>PT360S</meta:editing-duration>
    <meta:document-statistic meta:page-count="1" meta:paragraph-count="1" meta:word-count="82" meta:character-count="538" meta:row-count="3" meta:non-whitespace-character-count="457"/>
  </office:meta>
</office:document-meta>
</file>